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6afe8" officeooo:paragraph-rsid="0016afe8"/>
    </style:style>
    <style:style style:name="P2" style:family="paragraph" style:parent-style-name="Standard">
      <style:paragraph-properties fo:text-align="justify" style:justify-single-word="false"/>
      <style:text-properties officeooo:rsid="0016afe8" officeooo:paragraph-rsid="0016afe8"/>
    </style:style>
    <style:style style:name="P3" style:family="paragraph" style:parent-style-name="Standard">
      <style:paragraph-properties fo:text-align="center" style:justify-single-word="false"/>
      <style:text-properties fo:font-size="15pt" officeooo:rsid="0016afe8" officeooo:paragraph-rsid="0016afe8" style:font-size-asian="15pt" style:font-size-complex="15pt"/>
    </style:style>
    <style:style style:name="P4" style:family="paragraph" style:parent-style-name="Standard">
      <style:paragraph-properties fo:text-align="justify" style:justify-single-word="false"/>
      <style:text-properties officeooo:rsid="00173bd5" officeooo:paragraph-rsid="00173bd5"/>
    </style:style>
    <style:style style:name="P5" style:family="paragraph" style:parent-style-name="Standard" style:list-style-name="L1">
      <style:paragraph-properties fo:text-align="justify" style:justify-single-word="false"/>
      <style:text-properties officeooo:rsid="00173bd5" officeooo:paragraph-rsid="00173bd5"/>
    </style:style>
    <style:style style:name="T1" style:family="text">
      <style:text-properties officeooo:rsid="00173bd5"/>
    </style:style>
    <style:style style:name="T2" style:family="text">
      <style:text-properties fo:font-size="10pt" style:font-size-asian="10pt"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ingularidad del agua</text:p>
      <text:p text:style-name="P1"/>
      <text:p text:style-name="P1"/>
      <text:p text:style-name="P1"/>
      <text:p text:style-name="P2">Muchos articulos mencionan que la peculiaridad del agua se debe a la geometría angular de sus enlaces , en concreto, forman un ángulo de 104.5° que tien una forma de tetrahedro.</text:p>
      <text:p text:style-name="P2"/>
      <text:p text:style-name="P2">Con esto un equipo de investigación con s<text:span text:style-name="T1">e</text:span>de en Japón ha estudiado el comortamiento anómalo de líquidos tetraédricos como el agua. Por medio de una simulación por c<text:span text:style-name="T1">o</text:span>mp<text:span text:style-name="T1">u</text:span>tadora, cal<text:span text:style-name="T1">cul</text:span>aron los diagramas de fase de una gama de líquidos modelo. <text:s/>Al variar un parámetro que llam<text:span text:style-name="T1">a</text:span>rón lambda, la cual controla la cantidad de estructura tetraédrica en el líquido, encontrarón que los liquidos con mayor la<text:span text:style-name="T1">m</text:span>bda mostraron más anomalías, como la expansión a baja temperatura. El valor de agua de lambda maximiza el efecto de la tetrahedralidad, de ahi sus propiedades <text:span text:style-name="T1">i</text:span>nusuales.</text:p>
      <text:p text:style-name="P2"/>
      <text:p text:style-name="P2">El agua pertenece a una clase de líquidos cuyas partículas forman estructuras tetraédricas locales. La tetrahedralidad del agu<text:span text:style-name="T1">a</text:span> es una consecuencia de los enlaces de hidrógeno entre moléculas, qu<text:span text:style-name="T1">e</text:span> están limitadas a direcciones fijas.</text:p>
      <text:p text:style-name="P2"/>
      <text:p text:style-name="P2">"Nos dimos cuenta de que λ, que es bastante grande para el agua, fue clave para la singularidad de estos líquidos", dice el autor co-líder del estudio John Russo. "Efectivamente, λ controla el grado de tetrahedralidad: a medida que aumenta λ, las capas tetraédricas que se forman alrededor de cada molécula se vuelven energéticamente más estables. Por lo tanto, estas capas superan la pérdida desfavorable de entropía que acompaña a la creación del orden". Los tetraedros locales se asemejan a las estructuras de estado sólido, por lo que los líquidos de alta λ cristalizan más fácilmente.</text:p>
      <text:p text:style-name="P2"/>
      <text:p text:style-name="P2"/>
      <text:p text:style-name="P2"/>
      <text:p text:style-name="P4">Bibliografía:</text:p>
      <text:p text:style-name="P4"/>
      <text:p text:style-name="P4"/>
      <text:list xml:id="list3829298792" text:style-name="L1">
        <text:list-item>
          <text:p text:style-name="P5"><text:span text:style-name="T2">London dispersion interactions (Interacciones de dispersión de London). (s.f.). Tomado de UC Davis ChemWiki el 25 de junio, 2015: </text:span><text:a xlink:type="simple" xlink:href="http://chemwiki.ucdavis.edu/Physical_Chemistry/Physical_Properties_of_Matter/Intermolecular_Forces/London_Dispersion_Interactions" office:target-frame-name="_blank" xlink:show="new" text:style-name="Internet_20_link" text:visited-style-name="Visited_20_Internet_20_Link"><text:span text:style-name="T2">http://chemwiki.ucdavis.edu/Physical_Chemistry/Physical_Properties_of_Matter/Intermolecular_Forces/London_Dispersion_Interactions(Se abre en una ventana nueva)(Se abre en una ventana nueva)</text:span></text:a><text:span text:style-name="T2">.</text:span></text:p>
        </text:list-item>
        <text:list-item>
          <text:p text:style-name="P5"><text:span text:style-name="T2">Desconocido. (2020). La tetrahedralidad es clave para la singularidad del agua. 04/10/2020, de Sience-Word Sitio web: </text:span><text:a xlink:type="simple" xlink:href="https://spa.sciences-world.com/tetrahedrality-is-key-uniqueness-water-29110" text:style-name="Internet_20_link" text:visited-style-name="Visited_20_Internet_20_Link"><text:span text:style-name="T2">https://spa.sciences-world.com/tetrahedrality-is-key-uniqueness-water-29110</text:span></text:a></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04T21:45:31.167680452</meta:creation-date>
    <dc:date>2020-10-04T22:07:41.742829812</dc:date>
    <meta:editing-duration>PT31S</meta:editing-duration>
    <meta:editing-cycles>1</meta:editing-cycles>
    <meta:document-statistic meta:table-count="0" meta:image-count="0" meta:object-count="0" meta:page-count="1" meta:paragraph-count="8" meta:word-count="304" meta:character-count="2115" meta:non-whitespace-character-count="1820"/>
    <meta:generator>LibreOffice/6.0.7.3$Linux_X86_64 LibreOffice_project/00m0$Build-3</meta:generator>
  </office:meta>
</office:document-meta>
</file>